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698cm" style:rel-column-width="29676*"/>
    </style:style>
    <style:style style:name="Table1.B" style:family="table-column">
      <style:table-column-properties style:column-width="2.395cm" style:rel-column-width="9234*"/>
    </style:style>
    <style:style style:name="Table1.C" style:family="table-column">
      <style:table-column-properties style:column-width="6.906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="0.018cm solid #000000"/>
    </style:style>
    <style:style style:name="P1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Arial" fo:font-size="6pt" fo:font-style="italic" style:font-size-asian="6pt" style:font-style-asian="italic" style:font-size-complex="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ISSE CANTONALE VAUDOISE DE COMPENSATION AVS</text:p>
      <text:p text:style-name="P2">CAISSE CANTONALE D'ALLOCATIONS FAMILIALES</text:p>
      <text:p text:style-name="P1">Rue du Lac 37<text:tab/>1815 CLARENS<text:tab/>Tél. 021 964 12 11 <text:s text:c="3"/>Fax 021 964 15 38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4">%=IS_COPIE=%</text:p>
          </table:table-cell>
        </table:table-row>
        <table:table-row>
          <table:table-cell table:style-name="Table1.A1" office:value-type="string">
            <text:p text:style-name="P7">%=DATE_ET_LIEU=%</text:p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5" office:value-type="string">
            <text:p text:style-name="P5"/>
            <text:p text:style-name="P5"/>
            <text:p text:style-name="P11"/>
            <text:p text:style-name="P6">%=ADRESSE=%</text:p>
          </table:table-cell>
        </table:table-row>
        <table:table-row>
          <table:table-cell table:style-name="Table1.A1" office:value-type="string">
            <text:p text:style-name="P9"><text:s/>%=NOM_COLLABORATEUR=%</text:p>
            <text:p text:style-name="P9"><text:s/>%=SERVICE_COLLABORATEUR=%</text:p>
            <text:p text:style-name="P9"/>
          </table:table-cell>
          <table:table-cell table:style-name="Table1.A1" office:value-type="string">
            <text:p text:style-name="Standard"/>
          </table:table-cell>
          <table:covered-table-cell/>
        </table:table-row>
        <table:table-row>
          <table:table-cell table:style-name="Table1.A4" table:number-rows-spanned="2" office:value-type="string">
            <text:p text:style-name="P8">%=TITRE=%</text:p>
          </table:table-cell>
          <table:table-cell table:style-name="Table1.A1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Standard"/>
          </table:table-cell>
          <table:covered-table-cell/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11:51:00</dc:date>
    <meta:editing-cycles>15</meta:editing-cycles>
    <meta:editing-duration>PT27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37" meta:character-count="248"/>
  </office:meta>
</office:document-meta>
</file>